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  <style:text-properties fo:color="#006600"/>
    </style:style>
    <style:style style:name="T4" style:parent-style-name="Fonteparág.padrão" style:family="text">
      <style:text-properties fo:font-weight="bold" style:font-weight-asian="bold" style:font-weight-complex="bold" fo:font-size="14pt" style:font-size-asian="14pt" style:font-size-complex="14pt" fo:language="pt" fo:country="BR" style:language-asian="pt" style:country-asian="BR" style:language-complex="ar" style:country-complex="SA"/>
    </style:style>
    <style:style style:name="T5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Textbody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family="graphic" style:name="a0" style:parent-style-name="Graphics">
      <style:graphic-properties fo:border="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Flower Arrangements</text:h>
      <text:h text:style-name="Título2" text:outline-level="2">Title</text:h>
      <text:p text:style-name="Textbody"><text:span text:style-name="T4"><draw:frame draw:z-index="251658240" draw:style-name="a0" draw:name="graphics1" text:anchor-type="paragraph" svg:x="0.02362in" svg:y="0in" svg:width="1.42165in" svg:height="1.42165in" style:rel-width="scale" style:rel-height="scale"><draw:image xlink:href="media/image1.jpg" xlink:type="simple" xlink:show="embed" xlink:actuate="onLoad"/><svg:title/><svg:desc/></draw:frame></text:span><text:span text:style-name="T5">Price</text:span></text:p>
      <text:p text:style-name="Textbody">Description</text:p>
      <text:p text:style-name="P6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Segoe UI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center"/>
    </style:style>
    <style:style style:name="P3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Selected Flowers Arrangements</text:p>
      </style:header>
      <style:footer>
        <text:p text:style-name="P3">Page<text:s/><text:page-number text:fixed="false">1</text:page-number><text:s/>of<text:s/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cos Vieira Mantovani Filho</meta:initial-creator>
    <dc:creator>Marcos Vieira Mantovani Filho</dc:creator>
    <meta:creation-date>2018-10-31T00:05:00Z</meta:creation-date>
    <dc:date>2018-10-31T00:05:00Z</dc:date>
    <meta:template xlink:href="Normal.dotm" xlink:type="simple"/>
    <meta:editing-cycles>2</meta:editing-cycles>
    <meta:editing-duration>PT0S</meta:editing-duration>
    <meta:document-statistic meta:page-count="1" meta:paragraph-count="1" meta:word-count="7" meta:character-count="49" meta:row-count="1" meta:non-whitespace-character-count="43"/>
  </office:meta>
</office:document-meta>
</file>